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9839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2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shield_recovery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2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Default_engine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Default_armor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Default_shield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Default_module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Default_ship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10.0f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.f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19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6T19:24:18.58</dc:date>
    <meta:editing-duration>PT10M4S</meta:editing-duration>
    <meta:editing-cycles>35</meta:editing-cycles>
    <dc:creator>Wister </dc:creator>
    <meta:document-statistic meta:table-count="1" meta:cell-count="132" meta:object-count="0"/>
  </office:meta>
</office:document-meta>
</file>